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EventUtil.sendUserWillLogoutEvent( PortalService service , Portal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EventUtil.sendUserIsAccessingEvent( PortalService service , Portal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EventUtil.UserEvent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EventUtil.sendUserDidLoginEvent( PortalService service , Portal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